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number-columns-repeated="6" table:default-cell-style-name="ce3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Aed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tricio Alarcón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jandro Aray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ego Arteaga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tor Arteag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nnifer Cabrera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stobal Canale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bni Díaz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nisse Espinoza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arena Fernández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audio Garrido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aquín Gutierrez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z Gutierrez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cardo Henríquez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evin Lago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elipe Lavandero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bastián Molina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yan Montecinos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audia Neira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steban Parra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nuel Parra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ride Pastén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guel Pedreros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lipe Ravanal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audio Sanhuez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vid Torre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amara Torre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ría Varga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riluz Varga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briel Villagr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cela Yévene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ennifer Yévene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aviera Yévene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bastián Zapata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table:number-columns-repeated="2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-00-0000</text:date>, <text:time style:data-style-name="N2" text:time-value="22:15:24.094811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08:06.268614280</meta:creation-date>
    <dc:date>2016-04-14T22:16:51.714059191</dc:date>
    <meta:editing-duration>PT12M56S</meta:editing-duration>
    <meta:editing-cycles>5</meta:editing-cycles>
    <meta:generator>LibreOffice/5.0.3.2$Linux_X86_64 LibreOffice_project/00m0$Build-2</meta:generator>
    <meta:document-statistic meta:table-count="1" meta:cell-count="81" meta:object-count="0"/>
  </office:meta>
</office:document-meta>
</file>